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4417CF72A185B0A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01cm, 5.045cm, 26.092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2cm" svg:height="11.333cm" svg:x="0.5cm" svg:y="0.4cm">
          <draw:image xlink:href="Pictures/1000000000000BD000000FC04417CF72A185B0A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6:24.172564483</dc:date>
    <meta:editing-duration>PT2M4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